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15cm"/>
    </style:style>
    <style:style style:name="co2" style:family="table-column">
      <style:table-column-properties fo:break-before="auto" style:column-width="15.011cm"/>
    </style:style>
    <style:style style:name="co3" style:family="table-column">
      <style:table-column-properties fo:break-before="auto" style:column-width="2.198cm"/>
    </style:style>
    <style:style style:name="co4" style:family="table-column">
      <style:table-column-properties fo:break-before="auto" style:column-width="1.439cm"/>
    </style:style>
    <style:style style:name="co5" style:family="table-column">
      <style:table-column-properties fo:break-before="auto" style:column-width="1.147cm"/>
    </style:style>
    <style:style style:name="co6" style:family="table-column">
      <style:table-column-properties fo:break-before="auto" style:column-width="1.302cm"/>
    </style:style>
    <style:style style:name="co7" style:family="table-column">
      <style:table-column-properties fo:break-before="auto" style:column-width="1.282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1.88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question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u es du genre à aller à la bibliothèque pour lire au lieu de sortir dehors 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intelligence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u préfères prendre des risques quitte à mettre des gens en danger que de ne rien fai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courage</text:p>
          </table:table-cell>
          <table:table-cell office:value-type="string" calcext:value-type="string">
            <text:p>ambitio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u es près à sacrifier du temps avec les autres pour les aid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bonté</text:p>
          </table:table-cell>
          <table:table-cell office:value-type="string" calcext:value-type="string">
            <text:p>- ambition 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u souhaites accomplir de grandes choses, rester dans l’histoi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ambition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u fais attention aux êtres qui t’entourent et essaye de les rendre heureux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bonté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u apprécies parler de sujets sérieux en ayant des connaissances sur le suje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intelligence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u serais capable d’aller chercher un bébé dans une maison en feu, de mettre ta vie en jeu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courage</text:p>
          </table:table-cell>
          <table:table-cell office:value-type="string" calcext:value-type="string">
            <text:p>bonté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ans une compétition tu penses toujours être en mesure de gagner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ambition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Tu recherches la vérité peu importe les conséquences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06T14:11:53.570000000</meta:creation-date>
    <dc:date>2024-02-08T16:57:43.626000000</dc:date>
    <meta:editing-duration>PT1H58M23S</meta:editing-duration>
    <meta:editing-cycles>2</meta:editing-cycles>
    <meta:generator>LibreOffice/7.4.5.1$Windows_X86_64 LibreOffice_project/9c0871452b3918c1019dde9bfac75448afc4b57f</meta:generator>
    <meta:document-statistic meta:table-count="1" meta:cell-count="142" meta:object-count="0"/>
  </office:meta>
</office:document-meta>
</file>